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vertical-align="middle"/>
    </style:style>
    <style:style style:name="gr2" style:family="graphic" style:parent-style-name="standard">
      <style:graphic-properties draw:fill="solid" draw:fill-color="#ffff66" draw:textarea-vertical-align="middle"/>
    </style:style>
    <style:style style:name="gr3" style:family="graphic" style:parent-style-name="standard">
      <style:graphic-properties draw:fill="solid" draw:fill-color="#ff9966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99ccff" draw:textarea-vertical-align="middle"/>
    </style:style>
    <style:style style:name="gr10" style:family="graphic" style:parent-style-name="standard">
      <style:graphic-properties draw:fill="solid" draw:fill-color="#99ccff" draw:textarea-horizontal-align="justify" draw:textarea-vertical-align="middle" draw:auto-grow-height="false" draw:shadow="hidden"/>
    </style:style>
    <style:style style:name="gr11" style:family="graphic" style:parent-style-name="objectwithoutfill">
      <style:graphic-properties draw:marker-end="" draw:marker-end-width="0.3cm" draw:fill="none" draw:textarea-vertical-align="middle"/>
    </style:style>
    <style:style style:name="gr1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d320" draw:textarea-vertical-align="middle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fill="solid" draw:fill-color="#2300dc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000000" draw:fill="solid" draw:fill-color="#0099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000000" draw:fill="solid" draw:fill-color="#ffff00" draw:textarea-vertical-align="middle" draw:auto-grow-height="false" fo:min-height="0.749cm" fo:min-width="0.499cm"/>
    </style:style>
    <style:style style:name="gr20" style:family="graphic" style:parent-style-name="standard">
      <style:graphic-properties svg:stroke-color="#000000" draw:fill="solid" draw:fill-color="#00ff00"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svg:stroke-color="#000000" draw:marker-end="Arrow" draw:marker-end-width="0.3cm" draw:fill="none" draw:fill-color="#00ff00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Arial" style:font-style-name="Standard" style:font-family-generic="swiss" fo:font-size="12pt" style:font-family-asian="Arial" style:font-style-name-asian="Standard" style:font-family-generic-asian="swiss" style:font-size-asian="12pt" style:font-family-complex="Arial" style:font-style-name-complex="Standard" style:font-family-generic-complex="swiss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9" draw:id="id9" draw:layer="layout" svg:width="3.2cm" svg:height="0.6cm" svg:x="1.3cm" svg:y="1.2cm">
          <text:p text:style-name="P1"><text:span text:style-name="T1">Ent/dev/m</text:span><text:span text:style-name="T2">aster</text:span></text:p>
        </draw:rect>
        <draw:rect draw:style-name="gr2" draw:text-style-name="P1" xml:id="id10" draw:id="id10" draw:layer="layout" svg:width="2.901cm" svg:height="0.6cm" svg:x="4.6cm" svg:y="1.2cm">
          <text:p text:style-name="P1"><text:span text:style-name="T1">CI/Dev/M</text:span><text:span text:style-name="T2">aster</text:span></text:p>
        </draw:rect>
        <draw:rect draw:style-name="gr3" draw:text-style-name="P1" xml:id="id6" draw:id="id6" draw:layer="layout" svg:width="4.002cm" svg:height="0.6cm" svg:x="7.597cm" svg:y="1.198cm">
          <text:p text:style-name="P1"><text:span text:style-name="T1">CI/buildtests/master</text:span></text:p>
        </draw:rect>
        <draw:frame draw:style-name="gr4" draw:text-style-name="P2" draw:layer="layout" svg:width="4.706cm" svg:height="2.159cm" svg:x="1cm" svg:y="24.6cm">
          <draw:text-box>
            <text:p><text:span text:style-name="T3">Ent: Entwickler</text:span></text:p>
            <text:p><text:span text:style-name="T3">CI: Continuous Integration Server</text:span></text:p>
            <text:p><text:span text:style-name="T3">Dev: Development Repository</text:span></text:p>
            <text:p><text:span text:style-name="T3">Test: Test Repository</text:span></text:p>
            <text:p><text:span text:style-name="T3">build-#: Buildnummer</text:span></text:p>
            <text:p><text:span text:style-name="T3">[n]: Commitnummer</text:span></text:p>
          </draw:text-box>
        </draw:frame>
        <draw:custom-shape draw:style-name="gr5" draw:text-style-name="P1" xml:id="id2" draw:id="id2" draw:layer="layout" svg:width="0.5cm" svg:height="0.5cm" svg:x="2.65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.9cm" svg:y1="2.575cm" svg:x2="2.9cm" svg:y2="3.2cm" draw:start-shape="id1" draw:start-glue-point="8" draw:end-shape="id2" draw:end-glue-point="4" svg:d="m2900 2575v625">
          <text:p/>
        </draw:connector>
        <draw:custom-shape draw:style-name="gr7" draw:text-style-name="P1" xml:id="id4" draw:id="id4" draw:layer="layout" svg:width="0.5cm" svg:height="0.5cm" svg:x="5.8cm" svg:y="3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6.05cm" svg:y1="2.574cm" svg:x2="6.05cm" svg:y2="3.199cm" draw:start-shape="id3" draw:start-glue-point="8" draw:end-shape="id4" draw:end-glue-point="4" svg:d="m6050 2574v625">
          <text:p/>
        </draw:connector>
        <draw:connector draw:style-name="gr8" draw:text-style-name="P1" draw:layer="layout" svg:x1="3.15cm" svg:y1="3.45cm" svg:x2="5.8cm" svg:y2="3.449cm" draw:start-shape="id2" draw:start-glue-point="10" draw:end-shape="id4" draw:end-glue-point="6" svg:d="m3150 3450h1325v-1h1325">
          <text:p/>
        </draw:connector>
        <draw:frame draw:style-name="gr4" draw:text-style-name="P3" draw:layer="layout" svg:width="1.264cm" svg:height="0.64cm" svg:x="3.8cm" svg:y="2.922cm">
          <draw:text-box>
            <text:p><text:span text:style-name="T4">push</text:span></text:p>
          </draw:text-box>
        </draw:frame>
        <draw:custom-shape draw:style-name="gr7" draw:text-style-name="P1" xml:id="id5" draw:id="id5" draw:layer="layout" svg:width="0.5cm" svg:height="0.5cm" svg:x="9.348cm" svg:y="3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9.598cm" svg:y1="3.198cm" svg:x2="9.598cm" svg:y2="1.798cm" draw:start-shape="id5" draw:start-glue-point="4" draw:end-shape="id6" draw:end-glue-point="2" svg:d="m9598 3198v-1400">
          <text:p/>
        </draw:connector>
        <draw:connector draw:style-name="gr8" draw:text-style-name="P1" draw:layer="layout" svg:x1="6.3cm" svg:y1="3.449cm" svg:x2="9.348cm" svg:y2="3.448cm" draw:start-shape="id4" draw:start-glue-point="10" draw:end-shape="id5" draw:end-glue-point="6" svg:d="m6300 3449h1524v-1h1524">
          <text:p/>
        </draw:connector>
        <draw:frame draw:style-name="gr4" draw:text-style-name="P3" draw:layer="layout" svg:width="1.268cm" svg:height="0.64cm" svg:x="7.036cm" svg:y="2.931cm">
          <draw:text-box>
            <text:p><text:span text:style-name="T4">hook</text:span></text:p>
          </draw:text-box>
        </draw:frame>
        <draw:rect draw:style-name="gr9" draw:text-style-name="P1" xml:id="id7" draw:id="id7" draw:layer="layout" svg:width="0.4cm" svg:height="1.5cm" svg:x="9.398cm" svg:y="4cm">
          <text:p/>
        </draw:rect>
        <draw:connector draw:style-name="gr6" draw:text-style-name="P1" draw:layer="layout" svg:x1="9.598cm" svg:y1="3.698cm" svg:x2="9.598cm" svg:y2="4cm" draw:start-shape="id5" draw:start-glue-point="8" draw:end-shape="id7" draw:end-glue-point="0" svg:d="m9598 3698v302">
          <text:p/>
        </draw:connector>
        <draw:frame draw:style-name="gr4" draw:text-style-name="P3" draw:layer="layout" svg:width="2.36cm" svg:height="0.64cm" svg:x="9.6cm" svg:y="4.4cm">
          <draw:text-box>
            <text:p><text:span text:style-name="T4">buildTest.sh</text:span></text:p>
          </draw:text-box>
        </draw:frame>
        <draw:custom-shape draw:style-name="gr10" draw:text-style-name="P1" xml:id="id8" draw:id="id8" draw:layer="layout" svg:width="1.1cm" svg:height="0.9cm" svg:x="9.048cm" svg:y="5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9.598cm" svg:y1="5.5cm" svg:x2="9.598cm" svg:y2="5.8cm" draw:start-shape="id7" draw:start-glue-point="2" draw:end-shape="id8" draw:end-glue-point="4" svg:d="m9598 5500v300">
          <text:p/>
        </draw:connector>
        <draw:custom-shape draw:style-name="gr5" draw:text-style-name="P1" xml:id="id1" draw:id="id1" draw:layer="layout" svg:width="0.5cm" svg:height="0.5cm" svg:x="2.65cm" svg:y="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.9cm" svg:y1="2.075cm" svg:x2="2.9cm" svg:y2="1.8cm" draw:start-shape="id1" draw:start-glue-point="4" draw:end-shape="id9" draw:end-glue-point="2" svg:d="m2900 2075v-275">
          <text:p/>
        </draw:connector>
        <draw:custom-shape draw:style-name="gr5" draw:text-style-name="P1" xml:id="id3" draw:id="id3" draw:layer="layout" svg:width="0.5cm" svg:height="0.5cm" svg:x="5.8cm" svg:y="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6.05cm" svg:y1="2.074cm" svg:x2="6.05cm" svg:y2="1.8cm" draw:start-shape="id3" draw:start-glue-point="4" draw:end-shape="id10" draw:end-glue-point="2" svg:d="m6050 2074v-274">
          <text:p/>
        </draw:connector>
        <draw:frame draw:style-name="gr4" draw:text-style-name="P2" draw:layer="layout" svg:width="1.069cm" svg:height="0.569cm" svg:x="5.1cm" svg:y="1.7cm">
          <draw:text-box>
            <text:p><text:span text:style-name="T3">[n-1]</text:span></text:p>
          </draw:text-box>
        </draw:frame>
        <draw:frame draw:style-name="gr4" draw:text-style-name="P2" draw:layer="layout" svg:width="0.82cm" svg:height="0.569cm" svg:x="5.302cm" svg:y="2.801cm">
          <draw:text-box>
            <text:p><text:span text:style-name="T3">[n]</text:span></text:p>
          </draw:text-box>
        </draw:frame>
        <draw:frame draw:style-name="gr4" draw:text-style-name="P2" draw:layer="layout" svg:width="1.069cm" svg:height="0.569cm" svg:x="1.902cm" svg:y="1.701cm">
          <draw:text-box>
            <text:p><text:span text:style-name="T3">[n-1]</text:span></text:p>
          </draw:text-box>
        </draw:frame>
        <draw:frame draw:style-name="gr4" draw:text-style-name="P2" draw:layer="layout" svg:width="0.82cm" svg:height="0.569cm" svg:x="2.202cm" svg:y="2.825cm">
          <draw:text-box>
            <text:p><text:span text:style-name="T3">[n]</text:span></text:p>
          </draw:text-box>
        </draw:frame>
        <draw:frame draw:style-name="gr4" draw:text-style-name="P2" draw:layer="layout" svg:width="5.997cm" svg:height="1.523cm" svg:x="6cm" svg:y="24.601cm">
          <draw:text-box>
            <text:p><text:span text:style-name="T3">A/B/C: Maschine A, Repository B, Branch C</text:span></text:p>
            <text:p><text:span text:style-name="T3">push: git push Aktion</text:span></text:p>
            <text:p><text:span text:style-name="T3">hook: git hook Skript</text:span></text:p>
            <text:p><text:span text:style-name="T3">eMail: Benachrichtigung per eMail</text:span></text:p>
          </draw:text-box>
        </draw:frame>
        <draw:custom-shape draw:style-name="gr5" draw:text-style-name="P1" xml:id="id11" draw:id="id11" draw:layer="layout" svg:width="0.5cm" svg:height="0.5cm" svg:x="5.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6.05cm" svg:y1="6.001cm" svg:x2="6.05cm" svg:y2="3.699cm" draw:start-shape="id11" draw:start-glue-point="4" draw:end-shape="id4" draw:end-glue-point="8" svg:d="m6050 6001v-2302">
          <text:p/>
        </draw:connector>
        <draw:frame draw:style-name="gr4" draw:text-style-name="P2" draw:layer="layout" svg:width="1.069cm" svg:height="0.569cm" svg:x="5.101cm" svg:y="5.601cm">
          <draw:text-box>
            <text:p><text:span text:style-name="T3">[n-1]</text:span></text:p>
          </draw:text-box>
        </draw:frame>
        <draw:frame draw:style-name="gr4" draw:text-style-name="P3" draw:layer="layout" svg:width="1.459cm" svg:height="0.64cm" svg:x="7.941cm" svg:y="5.66cm">
          <draw:text-box>
            <text:p><text:span text:style-name="T4">failure</text:span></text:p>
          </draw:text-box>
        </draw:frame>
        <draw:connector draw:style-name="gr8" draw:text-style-name="P1" draw:layer="layout" svg:x1="9.048cm" svg:y1="6.25cm" svg:x2="6.3cm" svg:y2="6.251cm" draw:start-shape="id8" draw:start-glue-point="5" draw:end-shape="id11" draw:end-glue-point="10" svg:d="m9048 6250h-1374v1h-1374">
          <text:p/>
        </draw:connector>
        <draw:frame draw:style-name="gr4" draw:text-style-name="P3" draw:layer="layout" svg:width="1.399cm" svg:height="0.64cm" svg:x="6.542cm" svg:y="5.736cm">
          <draw:text-box>
            <text:p><text:span text:style-name="T4">revert</text:span></text:p>
          </draw:text-box>
        </draw:frame>
        <draw:connector draw:style-name="gr11" draw:text-style-name="P1" draw:layer="layout" svg:x1="2.9cm" svg:y1="3.7cm" svg:x2="2.9cm" svg:y2="6.052cm" draw:start-shape="id2" draw:start-glue-point="8" draw:end-shape="id12" draw:end-glue-point="4" svg:d="m2900 3700v2352">
          <text:p/>
        </draw:connector>
        <draw:custom-shape draw:style-name="gr12" draw:text-style-name="P1" xml:id="id12" draw:id="id12" draw:layer="layout" svg:width="0.4cm" svg:height="0.4cm" svg:x="2.7cm" svg:y="6.05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8" draw:text-style-name="P1" draw:layer="layout" svg:x1="5.8cm" svg:y1="6.251cm" svg:x2="3.1cm" svg:y2="6.252cm" draw:start-shape="id11" draw:start-glue-point="6" draw:end-shape="id12" draw:end-glue-point="10" svg:d="m5800 6251h-1350v1h-1350">
          <text:p/>
        </draw:connector>
        <draw:frame draw:style-name="gr4" draw:text-style-name="P3" draw:layer="layout" svg:width="1.336cm" svg:height="0.64cm" svg:x="3.642cm" svg:y="5.76cm">
          <draw:text-box>
            <text:p><text:span text:style-name="T4">eMail</text:span></text:p>
          </draw:text-box>
        </draw:frame>
        <draw:custom-shape draw:style-name="gr13" draw:text-style-name="P1" xml:id="id15" draw:id="id15" draw:layer="layout" svg:width="0.4cm" svg:height="0.4cm" svg:x="2.7cm" svg:y="7.47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2" draw:layer="layout" svg:width="0.82cm" svg:height="0.569cm" svg:x="5.398cm" svg:y="7.002cm">
          <draw:text-box>
            <text:p><text:span text:style-name="T3">[n]</text:span></text:p>
          </draw:text-box>
        </draw:frame>
        <draw:custom-shape draw:style-name="gr5" draw:text-style-name="P1" xml:id="id14" draw:id="id14" draw:layer="layout" svg:width="0.5cm" svg:height="0.5cm" svg:x="5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9.348cm" svg:y1="7.649cm" svg:x2="6.3cm" svg:y2="7.65cm" draw:start-shape="id13" draw:start-glue-point="6" draw:end-shape="id14" draw:end-glue-point="10" svg:d="m9348 7649h-1524v1h-1524">
          <text:p/>
        </draw:connector>
        <draw:connector draw:style-name="gr6" draw:text-style-name="P1" draw:layer="layout" svg:x1="6.05cm" svg:y1="3.699cm" svg:x2="6.05cm" svg:y2="7.4cm" draw:start-shape="id4" draw:start-glue-point="8" draw:end-shape="id14" draw:end-glue-point="4" svg:d="m6050 3699v3701">
          <text:p/>
        </draw:connector>
        <draw:connector draw:style-name="gr8" draw:text-style-name="P1" draw:layer="layout" svg:x1="5.8cm" svg:y1="7.65cm" svg:x2="3.1cm" svg:y2="7.672cm" draw:start-shape="id14" draw:start-glue-point="6" draw:end-shape="id15" draw:end-glue-point="10" svg:d="m5800 7650h-1350v22h-1350">
          <text:p/>
        </draw:connector>
        <draw:frame draw:style-name="gr4" draw:text-style-name="P3" draw:layer="layout" svg:width="1.336cm" svg:height="0.64cm" svg:x="3.642cm" svg:y="7.16cm">
          <draw:text-box>
            <text:p><text:span text:style-name="T4">eMail</text:span></text:p>
          </draw:text-box>
        </draw:frame>
        <draw:connector draw:style-name="gr6" draw:text-style-name="P1" draw:layer="layout" svg:x1="2.9cm" svg:y1="3.7cm" svg:x2="2.9cm" svg:y2="7.472cm" draw:start-shape="id2" draw:start-glue-point="8" draw:end-shape="id15" draw:end-glue-point="4" svg:d="m2900 3700v3772">
          <text:p/>
        </draw:connector>
        <draw:frame draw:style-name="gr4" draw:text-style-name="P3" draw:layer="layout" svg:width="1.78cm" svg:height="0.64cm" svg:x="8cm" svg:y="6.46cm">
          <draw:text-box>
            <text:p><text:span text:style-name="T4">success</text:span></text:p>
          </draw:text-box>
        </draw:frame>
        <draw:frame draw:style-name="gr4" draw:text-style-name="P3" draw:layer="layout" svg:width="1.539cm" svg:height="0.64cm" svg:x="6.6cm" svg:y="7.188cm">
          <draw:text-box>
            <text:p><text:span text:style-name="T4">accept</text:span></text:p>
          </draw:text-box>
        </draw:frame>
        <draw:rect draw:style-name="gr3" draw:text-style-name="P1" xml:id="id16" draw:id="id16" draw:layer="layout" svg:width="4.002cm" svg:height="0.6cm" svg:x="7.597cm" svg:y="8.597cm">
          <text:p text:style-name="P1"><text:span text:style-name="T1">CI/buildtests/build-#</text:span></text:p>
        </draw:rect>
        <draw:custom-shape draw:style-name="gr5" draw:text-style-name="P1" xml:id="id13" draw:id="id13" draw:layer="layout" svg:width="0.5cm" svg:height="0.5cm" svg:x="9.348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9.598cm" svg:y1="6.7cm" svg:x2="9.598cm" svg:y2="7.399cm" draw:start-shape="id8" draw:start-glue-point="6" draw:end-shape="id13" draw:end-glue-point="4" svg:d="m9598 6700v699">
          <text:p/>
        </draw:connector>
        <draw:connector draw:style-name="gr6" draw:text-style-name="P1" draw:layer="layout" svg:x1="9.598cm" svg:y1="7.899cm" svg:x2="9.598cm" svg:y2="8.597cm" draw:start-shape="id13" draw:start-glue-point="8" draw:end-shape="id16" draw:end-glue-point="0" svg:d="m9598 7899v698">
          <text:p/>
        </draw:connector>
        <draw:frame draw:style-name="gr4" draw:text-style-name="P3" draw:layer="layout" svg:width="1.48cm" svg:height="0.64cm" svg:x="9.401cm" svg:y="7.9cm">
          <draw:text-box>
            <text:p><text:span text:style-name="T4">create</text:span></text:p>
          </draw:text-box>
        </draw:frame>
        <draw:rect draw:style-name="gr14" draw:text-style-name="P1" xml:id="id18" draw:id="id18" draw:layer="layout" svg:width="3.203cm" svg:height="0.6cm" svg:x="11.697cm" svg:y="1.197cm">
          <text:p text:style-name="P1"><text:span text:style-name="T1">CI/Test/Unittests</text:span></text:p>
        </draw:rect>
        <draw:custom-shape draw:style-name="gr7" draw:text-style-name="P1" xml:id="id17" draw:id="id17" draw:layer="layout" svg:width="0.5cm" svg:height="0.5cm" svg:x="13.048cm" svg:y="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3.298cm" svg:y1="7.397cm" svg:x2="13.298cm" svg:y2="1.797cm" draw:start-shape="id17" draw:start-glue-point="4" draw:end-shape="id18" draw:end-glue-point="2" svg:d="m13298 7397v-5600">
          <text:p/>
        </draw:connector>
        <draw:connector draw:style-name="gr15" draw:text-style-name="P1" draw:layer="layout" svg:x1="9.848cm" svg:y1="7.649cm" svg:x2="13.048cm" svg:y2="7.647cm" draw:start-shape="id13" draw:start-glue-point="10" draw:end-shape="id17" draw:end-glue-point="6" svg:d="m9848 7649h1600v-2h1600">
          <text:p/>
        </draw:connector>
        <draw:rect draw:style-name="gr3" draw:text-style-name="P1" xml:id="id20" draw:id="id20" draw:layer="layout" svg:width="3.802cm" svg:height="0.6cm" svg:x="14.997cm" svg:y="1.197cm">
          <text:p text:style-name="P1"><text:span text:style-name="T1">CI/unittests/master</text:span></text:p>
        </draw:rect>
        <draw:custom-shape draw:style-name="gr7" draw:text-style-name="P1" xml:id="id19" draw:id="id19" draw:layer="layout" svg:width="0.5cm" svg:height="0.5cm" svg:x="16.648cm" svg:y="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6.898cm" svg:y1="7.397cm" svg:x2="16.898cm" svg:y2="1.797cm" draw:start-shape="id19" draw:start-glue-point="4" draw:end-shape="id20" draw:end-glue-point="2" svg:d="m16898 7397v-5600">
          <text:p/>
        </draw:connector>
        <draw:rect draw:style-name="gr9" draw:text-style-name="P1" xml:id="id21" draw:id="id21" draw:layer="layout" svg:width="0.4cm" svg:height="1.5cm" svg:x="16.698cm" svg:y="8.199cm">
          <text:p/>
        </draw:rect>
        <draw:connector draw:style-name="gr6" draw:text-style-name="P1" draw:layer="layout" svg:x1="16.898cm" svg:y1="7.897cm" svg:x2="16.898cm" svg:y2="8.199cm" draw:start-shape="id19" draw:start-glue-point="8" draw:end-shape="id21" draw:end-glue-point="0" svg:d="m16898 7897v302">
          <text:p/>
        </draw:connector>
        <draw:frame draw:style-name="gr4" draw:text-style-name="P3" draw:layer="layout" svg:width="2.187cm" svg:height="0.64cm" svg:x="16.904cm" svg:y="8.599cm">
          <draw:text-box>
            <text:p><text:span text:style-name="T4">unitTest.sh</text:span></text:p>
          </draw:text-box>
        </draw:frame>
        <draw:custom-shape draw:style-name="gr10" draw:text-style-name="P1" xml:id="id22" draw:id="id22" draw:layer="layout" svg:width="1.1cm" svg:height="0.9cm" svg:x="16.348cm" svg:y="9.9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6.898cm" svg:y1="9.699cm" svg:x2="16.898cm" svg:y2="9.999cm" draw:start-shape="id21" draw:start-glue-point="2" draw:end-shape="id22" draw:end-glue-point="4" svg:d="m16898 9699v300">
          <text:p/>
        </draw:connector>
        <draw:frame draw:style-name="gr4" draw:text-style-name="P3" draw:layer="layout" svg:width="1.459cm" svg:height="0.64cm" svg:x="15.245cm" svg:y="9.859cm">
          <draw:text-box>
            <text:p><text:span text:style-name="T4">failure</text:span></text:p>
          </draw:text-box>
        </draw:frame>
        <draw:frame draw:style-name="gr4" draw:text-style-name="P3" draw:layer="layout" svg:width="1.78cm" svg:height="0.64cm" svg:x="15.304cm" svg:y="10.659cm">
          <draw:text-box>
            <text:p><text:span text:style-name="T4">success</text:span></text:p>
          </draw:text-box>
        </draw:frame>
        <draw:rect draw:style-name="gr3" draw:text-style-name="P1" xml:id="id24" draw:id="id24" draw:layer="layout" svg:width="3.803cm" svg:height="0.6cm" svg:x="14.997cm" svg:y="12.796cm">
          <text:p text:style-name="P1"><text:span text:style-name="T1">CI/unittests/build-#</text:span></text:p>
        </draw:rect>
        <draw:custom-shape draw:style-name="gr5" draw:text-style-name="P1" xml:id="id23" draw:id="id23" draw:layer="layout" svg:width="0.5cm" svg:height="0.5cm" svg:x="16.648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6.898cm" svg:y1="10.899cm" svg:x2="16.898cm" svg:y2="11.598cm" draw:start-shape="id22" draw:start-glue-point="6" draw:end-shape="id23" draw:end-glue-point="4" svg:d="m16898 10899v699">
          <text:p/>
        </draw:connector>
        <draw:connector draw:style-name="gr6" draw:text-style-name="P1" draw:layer="layout" svg:x1="16.898cm" svg:y1="12.098cm" svg:x2="16.898cm" svg:y2="12.796cm" draw:start-shape="id23" draw:start-glue-point="8" draw:end-shape="id24" draw:end-glue-point="0" svg:d="m16898 12098v698">
          <text:p/>
        </draw:connector>
        <draw:frame draw:style-name="gr4" draw:text-style-name="P3" draw:layer="layout" svg:width="1.48cm" svg:height="0.64cm" svg:x="16.705cm" svg:y="12.099cm">
          <draw:text-box>
            <text:p><text:span text:style-name="T4">create</text:span></text:p>
          </draw:text-box>
        </draw:frame>
        <draw:rect draw:style-name="gr14" draw:text-style-name="P1" xml:id="id26" draw:id="id26" draw:layer="layout" svg:width="4.503cm" svg:height="0.6cm" svg:x="18.897cm" svg:y="1.196cm">
          <text:p text:style-name="P1"><text:span text:style-name="T1">CI/Test/Integrationtests</text:span></text:p>
        </draw:rect>
        <draw:custom-shape draw:style-name="gr7" draw:text-style-name="P1" xml:id="id25" draw:id="id25" draw:layer="layout" svg:width="0.5cm" svg:height="0.5cm" svg:x="20.898cm" svg:y="11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1.148cm" svg:y1="11.595cm" svg:x2="21.148cm" svg:y2="1.796cm" draw:start-shape="id25" draw:start-glue-point="4" draw:end-shape="id26" draw:end-glue-point="2" svg:d="m21148 11595v-9799">
          <text:p/>
        </draw:connector>
        <draw:connector draw:style-name="gr15" draw:text-style-name="P1" draw:layer="layout" svg:x1="17.148cm" svg:y1="11.848cm" svg:x2="20.898cm" svg:y2="11.845cm" draw:start-shape="id23" draw:start-glue-point="10" draw:end-shape="id25" draw:end-glue-point="6" svg:d="m17148 11848h1875v-3h1875">
          <text:p/>
        </draw:connector>
        <draw:frame draw:style-name="gr4" draw:text-style-name="P3" draw:layer="layout" svg:width="1.264cm" svg:height="0.64cm" svg:x="10.7cm" svg:y="7.131cm">
          <draw:text-box>
            <text:p><text:span text:style-name="T4">push</text:span></text:p>
          </draw:text-box>
        </draw:frame>
        <draw:frame draw:style-name="gr4" draw:text-style-name="P2" draw:layer="layout" svg:width="5.823cm" svg:height="1.841cm" svg:x="17.601cm" svg:y="24.602cm">
          <draw:text-box>
            <text:p><text:span text:style-name="T3">großgeschriebene Repositories sind bare,</text:span></text:p>
            <text:p><text:span text:style-name="T3">kleingeschriebene nicht (branches analog)</text:span></text:p>
            <text:p><text:span text:style-name="T3"/></text:p>
            <text:p><text:span text:style-name="T3"/></text:p>
            <text:p><text:span text:style-name="T3"/></text:p>
          </draw:text-box>
        </draw:frame>
        <draw:connector draw:style-name="gr8" draw:text-style-name="P1" draw:layer="layout" svg:x1="13.548cm" svg:y1="7.647cm" svg:x2="16.648cm" svg:y2="7.647cm" draw:start-shape="id17" draw:start-glue-point="10" draw:end-shape="id19" draw:end-glue-point="6" svg:d="m13548 7647h3100">
          <text:p/>
        </draw:connector>
        <draw:frame draw:style-name="gr4" draw:text-style-name="P3" draw:layer="layout" svg:width="1.268cm" svg:height="0.64cm" svg:x="14.332cm" svg:y="7.131cm">
          <draw:text-box>
            <text:p><text:span text:style-name="T4">hook</text:span></text:p>
          </draw:text-box>
        </draw:frame>
        <draw:frame draw:style-name="gr4" draw:text-style-name="P2" draw:layer="layout" svg:width="4.676cm" svg:height="1.841cm" svg:x="12.501cm" svg:y="24.602cm">
          <draw:text-box>
            <text:p><text:span text:style-name="T3">revert: letztes commit rückgängig</text:span></text:p>
            <text:p><text:span text:style-name="T3">accept: letztes commit behalten</text:span></text:p>
            <text:p><text:span text:style-name="T3">create: neuen Branch erzeugen</text:span></text:p>
            <text:p><text:span text:style-name="T3">failure: Skript nicht erfolgreich</text:span></text:p>
            <text:p><text:span text:style-name="T3">success: Skript erfolgreich</text:span></text:p>
          </draw:text-box>
        </draw:frame>
        <draw:custom-shape draw:style-name="gr16" draw:text-style-name="P1" draw:layer="layout" svg:width="0.4cm" svg:height="0.4cm" svg:x="1.3cm" svg:y="24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4cm" svg:height="0.4cm" svg:x="3.199cm" svg:y="24.09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42cm" svg:height="0.64cm" svg:x="1.536cm" svg:y="24cm">
          <draw:text-box>
            <text:p><text:span text:style-name="T4">sicher</text:span></text:p>
          </draw:text-box>
        </draw:frame>
        <draw:frame draw:style-name="gr4" draw:text-style-name="P3" draw:layer="layout" svg:width="1.827cm" svg:height="0.64cm" svg:x="3.436cm" svg:y="24cm">
          <draw:text-box>
            <text:p><text:span text:style-name="T4">vorläufig</text:span></text:p>
          </draw:text-box>
        </draw:frame>
        <draw:connector draw:style-name="gr15" draw:text-style-name="P1" draw:layer="layout" svg:x1="16.348cm" svg:y1="10.449cm" svg:x2="7.201cm" svg:y2="14.631cm" draw:start-shape="id22" draw:start-glue-point="3" draw:end-shape="id27" draw:end-glue-point="1" svg:d="m16348 10449h-4574v4182h-4573">
          <text:p/>
        </draw:connector>
        <draw:g xml:id="id27" draw:id="id27">
          <draw:custom-shape draw:style-name="gr18" draw:text-style-name="P1" draw:layer="layout" svg:width="4cm" svg:height="4cm" svg:x="3.1cm" svg:y="12.63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1.1cm" svg:height="1.3cm" svg:x="4.6cm" svg:y="13.431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frame draw:style-name="gr4" draw:text-style-name="P4" draw:layer="layout" svg:width="3.965cm" svg:height="0.818cm" svg:x="3.236cm" svg:y="15.062cm">
            <draw:text-box>
              <text:p text:style-name="P4"><text:span text:style-name="T5">alle Entwickler</text:span></text:p>
            </draw:text-box>
          </draw:frame>
        </draw:g>
        <draw:custom-shape draw:style-name="gr20" draw:text-style-name="P1" draw:layer="layout" svg:width="0.4cm" svg:height="0.4cm" svg:x="5.398cm" svg:y="24.09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89cm" svg:height="0.64cm" svg:x="5.635cm" svg:y="24cm">
          <draw:text-box>
            <text:p><text:span text:style-name="T4">gut</text:span></text:p>
          </draw:text-box>
        </draw:frame>
        <draw:custom-shape draw:style-name="gr18" draw:text-style-name="P1" draw:layer="layout" svg:width="0.4cm" svg:height="0.4cm" svg:x="6.797cm" svg:y="24.09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793cm" svg:height="0.64cm" svg:x="7.034cm" svg:y="24cm">
          <draw:text-box>
            <text:p><text:span text:style-name="T4">schlecht</text:span></text:p>
          </draw:text-box>
        </draw:frame>
        <draw:frame draw:style-name="gr4" draw:text-style-name="P3" draw:layer="layout" svg:width="1.264cm" svg:height="0.64cm" svg:x="18.336cm" svg:y="11.331cm">
          <draw:text-box>
            <text:p><text:span text:style-name="T4">push</text:span></text:p>
          </draw:text-box>
        </draw:frame>
        <draw:rect draw:style-name="gr3" draw:text-style-name="P1" xml:id="id29" draw:id="id29" draw:layer="layout" svg:width="5.003cm" svg:height="0.6cm" svg:x="23.496cm" svg:y="1.196cm">
          <text:p text:style-name="P1"><text:span text:style-name="T1">CI/integrationtests/master</text:span></text:p>
        </draw:rect>
        <draw:custom-shape draw:style-name="gr7" draw:text-style-name="P1" xml:id="id28" draw:id="id28" draw:layer="layout" svg:width="0.5cm" svg:height="0.5cm" svg:x="25.747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5.997cm" svg:y1="11.603cm" svg:x2="25.997cm" svg:y2="1.796cm" draw:start-shape="id28" draw:start-glue-point="4" draw:end-shape="id29" draw:end-glue-point="2" svg:d="m25997 11603v-9807">
          <text:p/>
        </draw:connector>
        <draw:rect draw:style-name="gr9" draw:text-style-name="P1" xml:id="id30" draw:id="id30" draw:layer="layout" svg:width="0.4cm" svg:height="1.5cm" svg:x="25.797cm" svg:y="12.405cm">
          <text:p/>
        </draw:rect>
        <draw:connector draw:style-name="gr6" draw:text-style-name="P1" draw:layer="layout" svg:x1="25.997cm" svg:y1="12.103cm" svg:x2="25.997cm" svg:y2="12.405cm" draw:start-shape="id28" draw:start-glue-point="8" draw:end-shape="id30" draw:end-glue-point="0" svg:d="m25997 12103v302">
          <text:p/>
        </draw:connector>
        <draw:frame draw:style-name="gr4" draw:text-style-name="P3" draw:layer="layout" svg:width="3.258cm" svg:height="0.64cm" svg:x="26.003cm" svg:y="12.805cm">
          <draw:text-box>
            <text:p><text:span text:style-name="T4">integrationTest.sh</text:span></text:p>
          </draw:text-box>
        </draw:frame>
        <draw:custom-shape draw:style-name="gr10" draw:text-style-name="P1" xml:id="id31" draw:id="id31" draw:layer="layout" svg:width="1.1cm" svg:height="0.9cm" svg:x="25.447cm" svg:y="14.1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25.997cm" svg:y1="13.905cm" svg:x2="25.997cm" svg:y2="14.181cm" draw:start-shape="id30" draw:start-glue-point="2" draw:end-shape="id31" draw:end-glue-point="4" svg:d="m25997 13905v276">
          <text:p/>
        </draw:connector>
        <draw:frame draw:style-name="gr4" draw:text-style-name="P3" draw:layer="layout" svg:width="1.459cm" svg:height="0.64cm" svg:x="24.344cm" svg:y="14.065cm">
          <draw:text-box>
            <text:p><text:span text:style-name="T4">failure</text:span></text:p>
          </draw:text-box>
        </draw:frame>
        <draw:frame draw:style-name="gr4" draw:text-style-name="P3" draw:layer="layout" svg:width="1.78cm" svg:height="0.64cm" svg:x="24.403cm" svg:y="14.865cm">
          <draw:text-box>
            <text:p><text:span text:style-name="T4">success</text:span></text:p>
          </draw:text-box>
        </draw:frame>
        <draw:rect draw:style-name="gr3" draw:text-style-name="P1" xml:id="id33" draw:id="id33" draw:layer="layout" svg:width="4.974cm" svg:height="0.6cm" svg:x="23.51cm" svg:y="17.002cm">
          <text:p text:style-name="P1"><text:span text:style-name="T1">CI/integrationtests/build-#</text:span></text:p>
        </draw:rect>
        <draw:custom-shape draw:style-name="gr5" draw:text-style-name="P1" xml:id="id32" draw:id="id32" draw:layer="layout" svg:width="0.5cm" svg:height="0.5cm" svg:x="25.747cm" svg:y="1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5.997cm" svg:y1="15.081cm" svg:x2="25.997cm" svg:y2="15.804cm" draw:start-shape="id31" draw:start-glue-point="6" draw:end-shape="id32" draw:end-glue-point="4" svg:d="m25997 15081v723">
          <text:p/>
        </draw:connector>
        <draw:connector draw:style-name="gr6" draw:text-style-name="P1" draw:layer="layout" svg:x1="25.997cm" svg:y1="16.304cm" svg:x2="25.997cm" svg:y2="17.002cm" draw:start-shape="id32" draw:start-glue-point="8" draw:end-shape="id33" draw:end-glue-point="0" svg:d="m25997 16304v698">
          <text:p/>
        </draw:connector>
        <draw:frame draw:style-name="gr4" draw:text-style-name="P3" draw:layer="layout" svg:width="1.48cm" svg:height="0.64cm" svg:x="25.804cm" svg:y="16.305cm">
          <draw:text-box>
            <text:p><text:span text:style-name="T4">create</text:span></text:p>
          </draw:text-box>
        </draw:frame>
        <draw:rect draw:style-name="gr14" draw:text-style-name="P1" xml:id="id35" draw:id="id35" draw:layer="layout" svg:width="4.004cm" svg:height="0.6cm" svg:x="28.596cm" svg:y="1.195cm">
          <text:p text:style-name="P1"><text:span text:style-name="T1">CI/Test/Systemtests</text:span></text:p>
        </draw:rect>
        <draw:custom-shape draw:style-name="gr7" draw:text-style-name="P1" xml:id="id34" draw:id="id34" draw:layer="layout" svg:width="0.5cm" svg:height="0.5cm" svg:x="30.348cm" svg:y="1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30.598cm" svg:y1="15.801cm" svg:x2="30.598cm" svg:y2="1.795cm" draw:start-shape="id34" draw:start-glue-point="4" draw:end-shape="id35" draw:end-glue-point="2" svg:d="m30598 15801v-14006">
          <text:p/>
        </draw:connector>
        <draw:connector draw:style-name="gr15" draw:text-style-name="P1" draw:layer="layout" svg:x1="26.247cm" svg:y1="16.054cm" svg:x2="30.348cm" svg:y2="16.051cm" draw:start-shape="id32" draw:start-glue-point="10" draw:end-shape="id34" draw:end-glue-point="6" svg:d="m26247 16054h2051v-3h2050">
          <text:p/>
        </draw:connector>
        <draw:connector draw:style-name="gr8" draw:text-style-name="P1" draw:layer="layout" svg:x1="21.398cm" svg:y1="11.845cm" svg:x2="25.747cm" svg:y2="11.853cm" draw:start-shape="id25" draw:start-glue-point="10" draw:end-shape="id28" draw:end-glue-point="6" svg:d="m21398 11845h2175v8h2174">
          <text:p/>
        </draw:connector>
        <draw:frame draw:style-name="gr4" draw:text-style-name="P3" draw:layer="layout" svg:width="1.268cm" svg:height="0.64cm" svg:x="22.931cm" svg:y="11.337cm">
          <draw:text-box>
            <text:p><text:span text:style-name="T4">hook</text:span></text:p>
          </draw:text-box>
        </draw:frame>
        <draw:frame draw:style-name="gr4" draw:text-style-name="P3" draw:layer="layout" svg:width="1.264cm" svg:height="0.64cm" svg:x="27.435cm" svg:y="15.537cm">
          <draw:text-box>
            <text:p><text:span text:style-name="T4">push</text:span></text:p>
          </draw:text-box>
        </draw:frame>
        <draw:connector draw:style-name="gr21" draw:text-style-name="P1" draw:layer="layout" svg:x1="25.447cm" svg:y1="14.631cm" svg:x2="7.201cm" svg:y2="14.631cm" draw:start-shape="id31" draw:start-glue-point="3" draw:end-shape="id27" svg:d="m25447 14631h-18246">
          <text:p/>
        </draw:connector>
        <draw:rect draw:style-name="gr3" draw:text-style-name="P1" xml:id="id37" draw:id="id37" draw:layer="layout" svg:width="4.404cm" svg:height="0.6cm" svg:x="32.686cm" svg:y="1.196cm">
          <text:p text:style-name="P1"><text:span text:style-name="T1">CI/systemtests/master</text:span></text:p>
        </draw:rect>
        <draw:custom-shape draw:style-name="gr7" draw:text-style-name="P1" xml:id="id36" draw:id="id36" draw:layer="layout" svg:width="0.5cm" svg:height="0.5cm" svg:x="34.638cm" svg:y="1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34.888cm" svg:y1="15.803cm" svg:x2="34.888cm" svg:y2="1.796cm" draw:start-shape="id36" draw:start-glue-point="4" draw:end-shape="id37" draw:end-glue-point="2" svg:d="m34888 15803v-14007">
          <text:p/>
        </draw:connector>
        <draw:rect draw:style-name="gr9" draw:text-style-name="P1" xml:id="id38" draw:id="id38" draw:layer="layout" svg:width="0.4cm" svg:height="1.5cm" svg:x="34.688cm" svg:y="16.605cm">
          <text:p/>
        </draw:rect>
        <draw:connector draw:style-name="gr6" draw:text-style-name="P1" draw:layer="layout" svg:x1="34.888cm" svg:y1="16.303cm" svg:x2="34.888cm" svg:y2="16.605cm" draw:start-shape="id36" draw:start-glue-point="8" draw:end-shape="id38" draw:end-glue-point="0" svg:d="m34888 16303v302">
          <text:p/>
        </draw:connector>
        <draw:frame draw:style-name="gr4" draw:text-style-name="P3" draw:layer="layout" svg:width="2.737cm" svg:height="0.64cm" svg:x="34.974cm" svg:y="17.005cm">
          <draw:text-box>
            <text:p><text:span text:style-name="T4">systemTest.sh</text:span></text:p>
          </draw:text-box>
        </draw:frame>
        <draw:custom-shape draw:style-name="gr10" draw:text-style-name="P1" xml:id="id39" draw:id="id39" draw:layer="layout" svg:width="1.1cm" svg:height="0.9cm" svg:x="34.338cm" svg:y="18.4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459cm" svg:height="0.64cm" svg:x="33.243cm" svg:y="18.265cm">
          <draw:text-box>
            <text:p><text:span text:style-name="T4">failure</text:span></text:p>
          </draw:text-box>
        </draw:frame>
        <draw:frame draw:style-name="gr4" draw:text-style-name="P3" draw:layer="layout" svg:width="1.78cm" svg:height="0.64cm" svg:x="33.302cm" svg:y="19.065cm">
          <draw:text-box>
            <text:p><text:span text:style-name="T4">success</text:span></text:p>
          </draw:text-box>
        </draw:frame>
        <draw:rect draw:style-name="gr3" draw:text-style-name="P1" xml:id="id41" draw:id="id41" draw:layer="layout" svg:width="4.399cm" svg:height="0.6cm" svg:x="32.689cm" svg:y="21.202cm">
          <text:p text:style-name="P1"><text:span text:style-name="T1">CI/systemtests/build-#</text:span></text:p>
        </draw:rect>
        <draw:custom-shape draw:style-name="gr5" draw:text-style-name="P1" xml:id="id40" draw:id="id40" draw:layer="layout" svg:width="0.5cm" svg:height="0.5cm" svg:x="34.638cm" svg:y="20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34.888cm" svg:y1="19.305cm" svg:x2="34.888cm" svg:y2="20.004cm" draw:start-shape="id39" draw:start-glue-point="6" draw:end-shape="id40" draw:end-glue-point="4" svg:d="m34888 19305v699">
          <text:p/>
        </draw:connector>
        <draw:connector draw:style-name="gr6" draw:text-style-name="P1" draw:layer="layout" svg:x1="34.888cm" svg:y1="20.504cm" svg:x2="34.888cm" svg:y2="21.202cm" draw:start-shape="id40" draw:start-glue-point="8" draw:end-shape="id41" draw:end-glue-point="0" svg:d="m34888 20504v698">
          <text:p/>
        </draw:connector>
        <draw:frame draw:style-name="gr4" draw:text-style-name="P3" draw:layer="layout" svg:width="1.48cm" svg:height="0.64cm" svg:x="34.703cm" svg:y="20.505cm">
          <draw:text-box>
            <text:p><text:span text:style-name="T4">create</text:span></text:p>
          </draw:text-box>
        </draw:frame>
        <draw:rect draw:style-name="gr14" draw:text-style-name="P1" xml:id="id43" draw:id="id43" draw:layer="layout" svg:width="4.805cm" svg:height="0.6cm" svg:x="37.195cm" svg:y="1.195cm">
          <text:p text:style-name="P1"><text:span text:style-name="T1">CI/Test/Acceptancetests</text:span></text:p>
        </draw:rect>
        <draw:custom-shape draw:style-name="gr7" draw:text-style-name="P1" xml:id="id42" draw:id="id42" draw:layer="layout" svg:width="0.5cm" svg:height="0.5cm" svg:x="39.347cm" svg:y="2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39.597cm" svg:y1="20.001cm" svg:x2="39.597cm" svg:y2="1.795cm" draw:start-shape="id42" draw:start-glue-point="4" draw:end-shape="id43" draw:end-glue-point="2" svg:d="m39597 20001v-18206">
          <text:p/>
        </draw:connector>
        <draw:connector draw:style-name="gr15" draw:text-style-name="P1" draw:layer="layout" svg:x1="35.138cm" svg:y1="20.254cm" svg:x2="39.347cm" svg:y2="20.251cm" draw:start-shape="id40" draw:start-glue-point="10" draw:end-shape="id42" draw:end-glue-point="6" svg:d="m35138 20254h2105v-3h2104">
          <text:p/>
        </draw:connector>
        <draw:connector draw:style-name="gr8" draw:text-style-name="P1" draw:layer="layout" svg:x1="30.848cm" svg:y1="16.051cm" svg:x2="34.638cm" svg:y2="16.053cm" draw:start-shape="id34" draw:start-glue-point="10" draw:end-shape="id36" draw:end-glue-point="6" svg:d="m30848 16051h1895v2h1895">
          <text:p/>
        </draw:connector>
        <draw:frame draw:style-name="gr4" draw:text-style-name="P3" draw:layer="layout" svg:width="1.268cm" svg:height="0.64cm" svg:x="32.13cm" svg:y="15.537cm">
          <draw:text-box>
            <text:p><text:span text:style-name="T4">hook</text:span></text:p>
          </draw:text-box>
        </draw:frame>
        <draw:frame draw:style-name="gr4" draw:text-style-name="P3" draw:layer="layout" svg:width="1.264cm" svg:height="0.64cm" svg:x="36.334cm" svg:y="19.737cm">
          <draw:text-box>
            <text:p><text:span text:style-name="T4">push</text:span></text:p>
          </draw:text-box>
        </draw:frame>
        <draw:frame draw:style-name="gr4" draw:text-style-name="P3" draw:layer="layout" svg:width="1.336cm" svg:height="0.64cm" svg:x="9cm" svg:y="14.131cm">
          <draw:text-box>
            <text:p><text:span text:style-name="T4">eMail</text:span></text:p>
          </draw:text-box>
        </draw:frame>
        <draw:connector draw:style-name="gr21" draw:text-style-name="P1" draw:layer="layout" draw:line-skew="-0.067cm" svg:x1="34.338cm" svg:y1="18.855cm" svg:x2="7.201cm" svg:y2="14.631cm" draw:start-shape="id39" draw:start-glue-point="3" svg:d="m34338 18855h-13886v-4224h-13251">
          <text:p/>
        </draw:connector>
        <draw:connector draw:style-name="gr6" draw:text-style-name="P1" draw:layer="layout" svg:x1="34.888cm" svg:y1="18.405cm" svg:x2="34.888cm" svg:y2="18.105cm" draw:start-shape="id39" draw:start-glue-point="4" draw:end-shape="id38" draw:end-glue-point="2" svg:d="m34888 18405v-300">
          <text:p/>
        </draw:connector>
        <draw:rect draw:style-name="gr3" draw:text-style-name="P1" xml:id="id45" draw:id="id45" draw:layer="layout" svg:width="5.314cm" svg:height="0.6cm" svg:x="42.086cm" svg:y="1.196cm">
          <text:p text:style-name="P1"><text:span text:style-name="T1">CI/acceptancetests/master</text:span></text:p>
        </draw:rect>
        <draw:custom-shape draw:style-name="gr7" draw:text-style-name="P1" xml:id="id44" draw:id="id44" draw:layer="layout" svg:width="0.5cm" svg:height="0.5cm" svg:x="44.493cm" svg:y="20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44.743cm" svg:y1="20.007cm" svg:x2="44.743cm" svg:y2="1.796cm" draw:start-shape="id44" draw:start-glue-point="4" draw:end-shape="id45" draw:end-glue-point="2" svg:d="m44743 20007v-18211">
          <text:p/>
        </draw:connector>
        <draw:rect draw:style-name="gr9" draw:text-style-name="P1" xml:id="id46" draw:id="id46" draw:layer="layout" svg:width="0.4cm" svg:height="1.5cm" svg:x="44.543cm" svg:y="20.809cm">
          <text:p/>
        </draw:rect>
        <draw:connector draw:style-name="gr6" draw:text-style-name="P1" draw:layer="layout" svg:x1="44.743cm" svg:y1="20.507cm" svg:x2="44.743cm" svg:y2="20.809cm" draw:start-shape="id44" draw:start-glue-point="8" draw:end-shape="id46" draw:end-glue-point="0" svg:d="m44743 20507v302">
          <text:p/>
        </draw:connector>
        <draw:frame draw:style-name="gr4" draw:text-style-name="P3" draw:layer="layout" svg:width="3.423cm" svg:height="0.64cm" svg:x="44.83cm" svg:y="21.209cm">
          <draw:text-box>
            <text:p><text:span text:style-name="T4">acceptanceTest.sh</text:span></text:p>
          </draw:text-box>
        </draw:frame>
        <draw:custom-shape draw:style-name="gr10" draw:text-style-name="P1" xml:id="id47" draw:id="id47" draw:layer="layout" svg:width="1.1cm" svg:height="0.9cm" svg:x="44.193cm" svg:y="22.6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459cm" svg:height="0.64cm" svg:x="43.099cm" svg:y="22.469cm">
          <draw:text-box>
            <text:p><text:span text:style-name="T4">failure</text:span></text:p>
          </draw:text-box>
        </draw:frame>
        <draw:frame draw:style-name="gr4" draw:text-style-name="P3" draw:layer="layout" svg:width="1.78cm" svg:height="0.64cm" svg:x="43.158cm" svg:y="23.269cm">
          <draw:text-box>
            <text:p><text:span text:style-name="T4">success</text:span></text:p>
          </draw:text-box>
        </draw:frame>
        <draw:rect draw:style-name="gr3" draw:text-style-name="P1" xml:id="id49" draw:id="id49" draw:layer="layout" svg:width="5.211cm" svg:height="0.6cm" svg:x="42.138cm" svg:y="25.406cm">
          <text:p text:style-name="P1"><text:span text:style-name="T1">CI/acceptance</text:span><text:span text:style-name="T1">tests/build-#</text:span></text:p>
        </draw:rect>
        <draw:custom-shape draw:style-name="gr5" draw:text-style-name="P1" xml:id="id48" draw:id="id48" draw:layer="layout" svg:width="0.5cm" svg:height="0.5cm" svg:x="44.493cm" svg:y="2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44.743cm" svg:y1="23.509cm" svg:x2="44.743cm" svg:y2="24.208cm" draw:start-shape="id47" draw:start-glue-point="6" draw:end-shape="id48" draw:end-glue-point="4" svg:d="m44743 23509v699">
          <text:p/>
        </draw:connector>
        <draw:connector draw:style-name="gr6" draw:text-style-name="P1" draw:layer="layout" svg:x1="44.743cm" svg:y1="24.708cm" svg:x2="44.743cm" svg:y2="25.406cm" draw:start-shape="id48" draw:start-glue-point="8" draw:end-shape="id49" draw:end-glue-point="0" svg:d="m44743 24708v698">
          <text:p/>
        </draw:connector>
        <draw:frame draw:style-name="gr4" draw:text-style-name="P3" draw:layer="layout" svg:width="1.48cm" svg:height="0.64cm" svg:x="44.559cm" svg:y="24.709cm">
          <draw:text-box>
            <text:p><text:span text:style-name="T4">create</text:span></text:p>
          </draw:text-box>
        </draw:frame>
        <draw:rect draw:style-name="gr14" draw:text-style-name="P1" xml:id="id51" draw:id="id51" draw:layer="layout" svg:width="3.005cm" svg:height="0.6cm" svg:x="47.495cm" svg:y="1.195cm">
          <text:p text:style-name="P1"><text:span text:style-name="T1">CI/Test/Master</text:span></text:p>
        </draw:rect>
        <draw:custom-shape draw:style-name="gr5" draw:text-style-name="P1" xml:id="id50" draw:id="id50" draw:layer="layout" svg:width="0.5cm" svg:height="0.5cm" svg:x="48.747cm" svg:y="2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48.997cm" svg:y1="24.205cm" svg:x2="48.997cm" svg:y2="1.795cm" draw:start-shape="id50" draw:start-glue-point="4" draw:end-shape="id51" draw:end-glue-point="2" svg:d="m48997 24205v-22410">
          <text:p/>
        </draw:connector>
        <draw:connector draw:style-name="gr15" draw:text-style-name="P1" draw:layer="layout" svg:x1="44.993cm" svg:y1="24.458cm" svg:x2="48.747cm" svg:y2="24.455cm" draw:start-shape="id48" draw:start-glue-point="10" draw:end-shape="id50" draw:end-glue-point="6" svg:d="m44993 24458h1877v-3h1877">
          <text:p/>
        </draw:connector>
        <draw:frame draw:style-name="gr4" draw:text-style-name="P3" draw:layer="layout" svg:width="1.268cm" svg:height="0.64cm" svg:x="41.986cm" svg:y="19.741cm">
          <draw:text-box>
            <text:p><text:span text:style-name="T4">hook</text:span></text:p>
          </draw:text-box>
        </draw:frame>
        <draw:frame draw:style-name="gr4" draw:text-style-name="P3" draw:layer="layout" svg:width="1.264cm" svg:height="0.64cm" svg:x="46.19cm" svg:y="23.941cm">
          <draw:text-box>
            <text:p><text:span text:style-name="T4">push</text:span></text:p>
          </draw:text-box>
        </draw:frame>
        <draw:connector draw:style-name="gr6" draw:text-style-name="P1" draw:layer="layout" svg:x1="44.743cm" svg:y1="22.609cm" svg:x2="44.743cm" svg:y2="22.309cm" draw:start-shape="id47" draw:start-glue-point="4" draw:end-shape="id46" draw:end-glue-point="2" svg:d="m44743 22609v-300">
          <text:p/>
        </draw:connector>
        <draw:connector draw:style-name="gr21" draw:text-style-name="P1" draw:layer="layout" svg:x1="39.847cm" svg:y1="20.251cm" svg:x2="44.493cm" svg:y2="20.257cm" draw:start-shape="id42" draw:start-glue-point="10" draw:end-shape="id44" draw:end-glue-point="6" svg:d="m39847 20251h2323v6h2323">
          <text:p/>
        </draw:connector>
        <draw:connector draw:style-name="gr21" draw:text-style-name="P1" draw:layer="layout" draw:line-skew="-8.797cm" svg:x1="44.193cm" svg:y1="23.059cm" svg:x2="7.201cm" svg:y2="14.631cm" draw:start-shape="id47" draw:start-glue-point="3" draw:end-shape="id27" svg:d="m44193 23059h-27293v-8428h-96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1.8cm" fo:page-height="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13T09:28:42.37</meta:creation-date>
    <dc:date>2013-08-13T12:13:19.35</dc:date>
    <meta:editing-duration>PT2H43M47S</meta:editing-duration>
    <meta:editing-cycles>63</meta:editing-cycles>
    <meta:generator>OpenOffice.org/3.4.1$Win32 OpenOffice.org_project/341m1$Build-9593</meta:generator>
    <meta:document-statistic meta:object-count="165"/>
  </office:meta>
</office:document-meta>
</file>